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default-cell-style-name="ce9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7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8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8" office:value-type="string" calcext:value-type="string">
            <text:p>Avance a lição somente se você se sentir segur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 office:value-type="string" calcext:value-type="string">
            <text:p>Relaxe! Lembre-se <text:s/>de relaxar os músculos desnecessários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 office:value-type="string" calcext:value-type="string">
            <text:p>Cuide bem de seu instrumento. Ele com certeza vai retribuir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 office:value-type="string" calcext:value-type="string">
            <text:p>Deixe de timidez! Exercite também em um volume mais alto.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8" table:formula="of:=[.D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8" table:formula="of:=[.D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8" table:formula="of:=[.D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8" table:formula="of:=[.D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8" table:formula="of:=[.D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8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1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8" table:formula="of:=[.D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8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8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8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8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8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8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8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8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3]+1" office:value-type="float" office:value="33" calcext:value-type="float">
            <text:p>3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8" table:formula="of:=[.D36]" office:value-type="string" office:string-value="3" calcext:value-type="string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8" table:formula="of:=[.D37]" office:value-type="string" office:string-value="3" calcext:value-type="string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8]+1" office:value-type="float" office:value="38" calcext:value-type="float">
            <text:p>3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9]+1" office:value-type="float" office:value="39" calcext:value-type="float">
            <text:p>3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8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8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41]+1" office:value-type="float" office:value="41" calcext:value-type="float">
            <text:p>4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2]+1" office:value-type="float" office:value="42" calcext:value-type="float">
            <text:p>42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2]" office:value-type="float" office:value="1" calcext:value-type="float">
            <text:p>1</text:p>
          </table:table-cell>
          <table:table-cell table:style-name="ce8" table:formula="of:=[.D42]" office:value-type="string" office:string-value="4" calcext:value-type="string">
            <text:p>4</text:p>
          </table:table-cell>
          <table:table-cell table:style-name="ce17" table:formula="of:=[.E42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3]+1" office:value-type="float" office:value="43" calcext:value-type="float">
            <text:p>43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3]+1" office:value-type="float" office:value="2" calcext:value-type="float">
            <text:p>2</text:p>
          </table:table-cell>
          <table:table-cell table:style-name="ce8" table:formula="of:=[.D43]" office:value-type="string" office:string-value="4" calcext:value-type="string">
            <text:p>4</text:p>
          </table:table-cell>
          <table:table-cell table:style-name="ce17" table:formula="of:=[.E43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4]+1" office:value-type="float" office:value="44" calcext:value-type="float">
            <text:p>4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4]" office:value-type="float" office:value="2" calcext:value-type="float">
            <text:p>2</text:p>
          </table:table-cell>
          <table:table-cell table:style-name="ce8" table:formula="of:=[.D44]" office:value-type="string" office:string-value="4" calcext:value-type="string">
            <text:p>4</text:p>
          </table:table-cell>
          <table:table-cell table:style-name="ce17" table:formula="of:=[.E44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5]+1" office:value-type="float" office:value="45" calcext:value-type="float">
            <text:p>45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5]+1" office:value-type="float" office:value="3" calcext:value-type="float">
            <text:p>3</text:p>
          </table:table-cell>
          <table:table-cell table:style-name="ce8" table:formula="of:=[.D45]" office:value-type="string" office:string-value="4" calcext:value-type="string">
            <text:p>4</text:p>
          </table:table-cell>
          <table:table-cell table:style-name="ce17" table:formula="of:=[.E45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6]+1" office:value-type="float" office:value="46" calcext:value-type="float">
            <text:p>46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6]" office:value-type="float" office:value="3" calcext:value-type="float">
            <text:p>3</text:p>
          </table:table-cell>
          <table:table-cell table:style-name="ce8" table:formula="of:=[.D46]" office:value-type="string" office:string-value="4" calcext:value-type="string">
            <text:p>4</text:p>
          </table:table-cell>
          <table:table-cell table:style-name="ce17" table:formula="of:=[.E46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7]+1" office:value-type="float" office:value="47" calcext:value-type="float">
            <text:p>47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7]+1" office:value-type="float" office:value="4" calcext:value-type="float">
            <text:p>4</text:p>
          </table:table-cell>
          <table:table-cell table:style-name="ce8" table:formula="of:=[.D47]" office:value-type="string" office:string-value="4" calcext:value-type="string">
            <text:p>4</text:p>
          </table:table-cell>
          <table:table-cell table:style-name="ce17" table:formula="of:=[.E47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8]+1" office:value-type="float" office:value="48" calcext:value-type="float">
            <text:p>48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8]" office:value-type="float" office:value="4" calcext:value-type="float">
            <text:p>4</text:p>
          </table:table-cell>
          <table:table-cell table:style-name="ce8" table:formula="of:=[.D48]" office:value-type="string" office:string-value="4" calcext:value-type="string">
            <text:p>4</text:p>
          </table:table-cell>
          <table:table-cell table:style-name="ce17" table:formula="of:=[.E48]+2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9]+1" office:value-type="float" office:value="49" calcext:value-type="float">
            <text:p>4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0]+1" office:value-type="float" office:value="50" calcext:value-type="float">
            <text:p>5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0]+2" office:value-type="float" office:value="42" calcext:value-type="float">
            <text:p>42</text:p>
          </table:table-cell>
          <table:table-cell table:style-name="ce8" office:value-type="string" calcext:value-type="string">
            <text:p>Você exercitou todas as cordas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1]+1" office:value-type="float" office:value="51" calcext:value-type="float">
            <text:p>5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1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2]+1" office:value-type="float" office:value="52" calcext:value-type="float">
            <text:p>5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3]+1" office:value-type="float" office:value="53" calcext:value-type="float">
            <text:p>5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4]+1" office:value-type="float" office:value="54" calcext:value-type="float">
            <text:p>5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5]+1" office:value-type="float" office:value="55" calcext:value-type="float">
            <text:p>5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6]+1" office:value-type="float" office:value="56" calcext:value-type="float">
            <text:p>5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7]+1" office:value-type="float" office:value="57" calcext:value-type="float">
            <text:p>5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8]+1" office:value-type="float" office:value="58" calcext:value-type="float">
            <text:p>5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9]+1" office:value-type="float" office:value="59" calcext:value-type="float">
            <text:p>5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0]+1" office:value-type="float" office:value="60" calcext:value-type="float">
            <text:p>6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1]+1" office:value-type="float" office:value="61" calcext:value-type="float">
            <text:p>6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2]+1" office:value-type="float" office:value="62" calcext:value-type="float">
            <text:p>6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3]+1" office:value-type="float" office:value="63" calcext:value-type="float">
            <text:p>6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4]+1" office:value-type="float" office:value="64" calcext:value-type="float">
            <text:p>6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5]+1" office:value-type="float" office:value="65" calcext:value-type="float">
            <text:p>6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6]+1" office:value-type="float" office:value="66" calcext:value-type="float">
            <text:p>6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7]+1" office:value-type="float" office:value="67" calcext:value-type="float">
            <text:p>6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D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8]+1" office:value-type="float" office:value="68" calcext:value-type="float">
            <text:p>6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D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2" table:formula="of:=[.A69]+1" office:value-type="float" office:value="69" calcext:value-type="float">
            <text:p>6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6">
          <table:table-cell table:style-name="ce12" table:formula="of:=[.A71]+1" office:value-type="float" office:value="71" calcext:value-type="float">
            <text:p>7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2]+1" office:value-type="float" office:value="72" calcext:value-type="float">
            <text:p>72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E72]+2" office:value-type="float" office:value="52" calcext:value-type="float">
            <text:p>5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3]+1" office:value-type="float" office:value="73" calcext:value-type="float">
            <text:p>7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4" calcext:value-type="float">
            <text:p>5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4]+1" office:value-type="float" office:value="74" calcext:value-type="float">
            <text:p>7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6" calcext:value-type="float">
            <text:p>5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5]+1" office:value-type="float" office:value="75" calcext:value-type="float">
            <text:p>7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6]+1" office:value-type="float" office:value="76" calcext:value-type="float">
            <text:p>7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5]+2" office:value-type="float" office:value="58" calcext:value-type="float">
            <text:p>5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7]+1" office:value-type="float" office:value="77" calcext:value-type="float">
            <text:p>7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7]+2" office:value-type="float" office:value="60" calcext:value-type="float">
            <text:p>6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8]+1" office:value-type="float" office:value="78" calcext:value-type="float">
            <text:p>7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8]+2" office:value-type="float" office:value="62" calcext:value-type="float">
            <text:p>6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9]+1" office:value-type="float" office:value="79" calcext:value-type="float">
            <text:p>79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9]+2" office:value-type="float" office:value="64" calcext:value-type="float">
            <text:p>6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0]+1" office:value-type="float" office:value="80" calcext:value-type="float">
            <text:p>80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1]+1" office:value-type="float" office:value="81" calcext:value-type="float">
            <text:p>8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0]+2" office:value-type="float" office:value="66" calcext:value-type="float">
            <text:p>6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2]+1" office:value-type="float" office:value="82" calcext:value-type="float">
            <text:p>82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2]+2" office:value-type="float" office:value="68" calcext:value-type="float">
            <text:p>6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3]+1" office:value-type="float" office:value="83" calcext:value-type="float">
            <text:p>8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3]+2" office:value-type="float" office:value="70" calcext:value-type="float">
            <text:p>7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4]+1" office:value-type="float" office:value="84" calcext:value-type="float">
            <text:p>8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2" calcext:value-type="float">
            <text:p>7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5]+1" office:value-type="float" office:value="85" calcext:value-type="float">
            <text:p>8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6]+1" office:value-type="float" office:value="86" calcext:value-type="float">
            <text:p>8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5]+2" office:value-type="float" office:value="74" calcext:value-type="float">
            <text:p>7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7]+1" office:value-type="float" office:value="87" calcext:value-type="float">
            <text:p>8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7]+2" office:value-type="float" office:value="76" calcext:value-type="float">
            <text:p>7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88]+1" office:value-type="float" office:value="88" calcext:value-type="float">
            <text:p>8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8]+2" office:value-type="float" office:value="78" calcext:value-type="float">
            <text:p>78</text:p>
          </table:table-cell>
          <table:table-cell table:style-name="Default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9]+1" office:value-type="float" office:value="89" calcext:value-type="float">
            <text:p>8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80" calcext:value-type="float">
            <text:p>8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0]+1" office:value-type="float" office:value="90" calcext:value-type="float">
            <text:p>90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1]+1" office:value-type="float" office:value="91" calcext:value-type="float">
            <text:p>91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0]+2" office:value-type="float" office:value="82" calcext:value-type="float">
            <text:p>8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2]+1" office:value-type="float" office:value="92" calcext:value-type="float">
            <text:p>92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92]+2" office:value-type="float" office:value="84" calcext:value-type="float">
            <text:p>8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3]+1" office:value-type="float" office:value="93" calcext:value-type="float">
            <text:p>93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4]+1" office:value-type="float" office:value="94" calcext:value-type="float">
            <text:p>9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5]+1" office:value-type="float" office:value="95" calcext:value-type="float">
            <text:p>95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6]+1" office:value-type="float" office:value="96" calcext:value-type="float">
            <text:p>96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7]+1" office:value-type="float" office:value="97" calcext:value-type="float">
            <text:p>97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8]+1" office:value-type="float" office:value="98" calcext:value-type="float">
            <text:p>98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9]+1" office:value-type="float" office:value="99" calcext:value-type="float">
            <text:p>9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6"/>
        </table:table-row>
        <table:table-row table:style-name="ro4" table:number-rows-repeated="104838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2]+1" office:value-type="float" office:value="2" calcext:value-type="float">
            <text:p>2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Avance a lição somente se você se sentir seguro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3]+1" office:value-type="float" office:value="3" calcext:value-type="float">
            <text:p>3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Relaxe! Lembre-se <text:s/>de relaxar os músculos desnecessários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5]+1" office:value-type="float" office:value="5" calcext:value-type="float">
            <text:p>5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Cuide bem de seu instrumento. Ele com certeza vai retribuir!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12" table:formula="of:=[.A6]+1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Deixe de timidez! Exercite também em um volume mais alto.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7]+1" office:value-type="float" office:value="7" calcext:value-type="float">
            <text:p>7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8]+1" office:value-type="float" office:value="8" calcext:value-type="float">
            <text:p>8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9]+1" office:value-type="float" office:value="9" calcext:value-type="float">
            <text:p>9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12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12" table:formula="of:=[.A11]+1" office:value-type="float" office:value="11" calcext:value-type="float">
            <text:p>11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2]+1" office:value-type="float" office:value="12" calcext:value-type="float">
            <text:p>12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4]+1" office:value-type="float" office:value="14" calcext:value-type="float">
            <text:p>14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5]+1" office:value-type="float" office:value="15" calcext:value-type="float">
            <text:p>15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17" table:formula="of:=[.D15]" office:value-type="float" office:value="1" calcext:value-type="float">
            <text:p>1</text:p>
          </table:table-cell>
          <table:table-cell table:style-name="ce17" table:formula="of:=[.E1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6]+1" office:value-type="float" office:value="16" calcext:value-type="float">
            <text:p>1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17" table:formula="of:=[.D16]" office:value-type="float" office:value="1" calcext:value-type="float">
            <text:p>1</text:p>
          </table:table-cell>
          <table:table-cell table:style-name="ce17" table:formula="of:=[.E1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7]+1" office:value-type="float" office:value="17" calcext:value-type="float">
            <text:p>17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17" table:formula="of:=[.D17]" office:value-type="float" office:value="1" calcext:value-type="float">
            <text:p>1</text:p>
          </table:table-cell>
          <table:table-cell table:style-name="ce17" table:formula="of:=[.E1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8]+1" office:value-type="float" office:value="18" calcext:value-type="float">
            <text:p>18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17" table:formula="of:=[.D18]" office:value-type="float" office:value="1" calcext:value-type="float">
            <text:p>1</text:p>
          </table:table-cell>
          <table:table-cell table:style-name="ce17" table:formula="of:=[.E1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12" table:formula="of:=[.A19]+1" office:value-type="float" office:value="19" calcext:value-type="float">
            <text:p>19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17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12" table:formula="of:=[.A20]+1" office:value-type="float" office:value="20" calcext:value-type="float">
            <text:p>20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17" table:formula="of:=[.D20]" office:value-type="float" office:value="1" calcext:value-type="float">
            <text:p>1</text:p>
          </table:table-cell>
          <table:table-cell table:style-name="ce17" table:formula="of:=[.E2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1]+1" office:value-type="float" office:value="21" calcext:value-type="float">
            <text:p>2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2]+1" office:value-type="float" office:value="22" calcext:value-type="float">
            <text:p>2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3]+1" office:value-type="float" office:value="23" calcext:value-type="float">
            <text:p>2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4]+1" office:value-type="float" office:value="24" calcext:value-type="float">
            <text:p>2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17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5]+1" office:value-type="float" office:value="25" calcext:value-type="float">
            <text:p>2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17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6]+1" office:value-type="float" office:value="26" calcext:value-type="float">
            <text:p>2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7]+1" office:value-type="float" office:value="27" calcext:value-type="float">
            <text:p>2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17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8]+1" office:value-type="float" office:value="28" calcext:value-type="float">
            <text:p>2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17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29]+1" office:value-type="float" office:value="29" calcext:value-type="float">
            <text:p>2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17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0]+1" office:value-type="float" office:value="30" calcext:value-type="float">
            <text:p>3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17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1]+1" office:value-type="float" office:value="31" calcext:value-type="float">
            <text:p>3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2]+1" office:value-type="float" office:value="32" calcext:value-type="float">
            <text:p>3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3]+1" office:value-type="float" office:value="33" calcext:value-type="float">
            <text:p>3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4]+1" office:value-type="float" office:value="34" calcext:value-type="float">
            <text:p>3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17" table:formula="of:=[.D34]" office:value-type="float" office:value="3" calcext:value-type="float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5]+1" office:value-type="float" office:value="35" calcext:value-type="float">
            <text:p>3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17" table:formula="of:=[.D35]" office:value-type="float" office:value="3" calcext:value-type="float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6]+1" office:value-type="float" office:value="36" calcext:value-type="float">
            <text:p>3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17" table:formula="of:=[.D36]" office:value-type="float" office:value="3" calcext:value-type="float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7]+1" office:value-type="float" office:value="37" calcext:value-type="float">
            <text:p>3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17" table:formula="of:=[.D37]" office:value-type="float" office:value="3" calcext:value-type="float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8]+1" office:value-type="float" office:value="38" calcext:value-type="float">
            <text:p>3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12" table:formula="of:=[.A39]+1" office:value-type="float" office:value="39" calcext:value-type="float">
            <text:p>3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17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17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41]+1" office:value-type="float" office:value="41" calcext:value-type="float">
            <text:p>4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2]+1" office:value-type="float" office:value="42" calcext:value-type="float">
            <text:p>4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3]+1" office:value-type="float" office:value="43" calcext:value-type="float">
            <text:p>4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4]+1" office:value-type="float" office:value="44" calcext:value-type="float">
            <text:p>4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4]" office:value-type="float" office:value="1" calcext:value-type="float">
            <text:p>1</text:p>
          </table:table-cell>
          <table:table-cell table:style-name="ce17" table:formula="of:=[.D44]" office:value-type="float" office:value="4" calcext:value-type="float">
            <text:p>4</text:p>
          </table:table-cell>
          <table:table-cell table:style-name="ce17" table:formula="of:=[.E4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5]+1" office:value-type="float" office:value="45" calcext:value-type="float">
            <text:p>4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5]+1" office:value-type="float" office:value="2" calcext:value-type="float">
            <text:p>2</text:p>
          </table:table-cell>
          <table:table-cell table:style-name="ce17" table:formula="of:=[.D45]" office:value-type="float" office:value="4" calcext:value-type="float">
            <text:p>4</text:p>
          </table:table-cell>
          <table:table-cell table:style-name="ce17" table:formula="of:=[.E4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6]+1" office:value-type="float" office:value="46" calcext:value-type="float">
            <text:p>4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6]" office:value-type="float" office:value="2" calcext:value-type="float">
            <text:p>2</text:p>
          </table:table-cell>
          <table:table-cell table:style-name="ce17" table:formula="of:=[.D46]" office:value-type="float" office:value="4" calcext:value-type="float">
            <text:p>4</text:p>
          </table:table-cell>
          <table:table-cell table:style-name="ce17" table:formula="of:=[.E4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7]+1" office:value-type="float" office:value="47" calcext:value-type="float">
            <text:p>4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7]+1" office:value-type="float" office:value="3" calcext:value-type="float">
            <text:p>3</text:p>
          </table:table-cell>
          <table:table-cell table:style-name="ce17" table:formula="of:=[.D47]" office:value-type="float" office:value="4" calcext:value-type="float">
            <text:p>4</text:p>
          </table:table-cell>
          <table:table-cell table:style-name="ce17" table:formula="of:=[.E4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8]+1" office:value-type="float" office:value="48" calcext:value-type="float">
            <text:p>4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8]" office:value-type="float" office:value="3" calcext:value-type="float">
            <text:p>3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17" table:formula="of:=[.E4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49]+1" office:value-type="float" office:value="49" calcext:value-type="float">
            <text:p>4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9]+1" office:value-type="float" office:value="4" calcext:value-type="float">
            <text:p>4</text:p>
          </table:table-cell>
          <table:table-cell table:style-name="ce17" table:formula="of:=[.D49]" office:value-type="float" office:value="4" calcext:value-type="float">
            <text:p>4</text:p>
          </table:table-cell>
          <table:table-cell table:style-name="ce17" table:formula="of:=[.E4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0]+1" office:value-type="float" office:value="50" calcext:value-type="float">
            <text:p>5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0]" office:value-type="float" office:value="4" calcext:value-type="float">
            <text:p>4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ar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1]+1" office:value-type="float" office:value="51" calcext:value-type="float">
            <text:p>5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2]+1" office:value-type="float" office:value="52" calcext:value-type="float">
            <text:p>5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3]+1" office:value-type="float" office:value="53" calcext:value-type="float">
            <text:p>5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4]+1" office:value-type="float" office:value="54" calcext:value-type="float">
            <text:p>5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4]" office:value-type="float" office:value="1" calcext:value-type="float">
            <text:p>1</text:p>
          </table:table-cell>
          <table:table-cell table:style-name="ce17" table:formula="of:=[.D54]" office:value-type="float" office:value="5" calcext:value-type="float">
            <text:p>5</text:p>
          </table:table-cell>
          <table:table-cell table:style-name="ce17" table:formula="of:=[.E5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5]+1" office:value-type="float" office:value="55" calcext:value-type="float">
            <text:p>5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5]+1" office:value-type="float" office:value="2" calcext:value-type="float">
            <text:p>2</text:p>
          </table:table-cell>
          <table:table-cell table:style-name="ce17" table:formula="of:=[.D55]" office:value-type="float" office:value="5" calcext:value-type="float">
            <text:p>5</text:p>
          </table:table-cell>
          <table:table-cell table:style-name="ce17" table:formula="of:=[.E5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6]+1" office:value-type="float" office:value="56" calcext:value-type="float">
            <text:p>5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6]" office:value-type="float" office:value="2" calcext:value-type="float">
            <text:p>2</text:p>
          </table:table-cell>
          <table:table-cell table:style-name="ce17" table:formula="of:=[.D56]" office:value-type="float" office:value="5" calcext:value-type="float">
            <text:p>5</text:p>
          </table:table-cell>
          <table:table-cell table:style-name="ce17" table:formula="of:=[.E5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7]+1" office:value-type="float" office:value="57" calcext:value-type="float">
            <text:p>5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7]+1" office:value-type="float" office:value="3" calcext:value-type="float">
            <text:p>3</text:p>
          </table:table-cell>
          <table:table-cell table:style-name="ce17" table:formula="of:=[.D57]" office:value-type="float" office:value="5" calcext:value-type="float">
            <text:p>5</text:p>
          </table:table-cell>
          <table:table-cell table:style-name="ce17" table:formula="of:=[.E5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8]+1" office:value-type="float" office:value="58" calcext:value-type="float">
            <text:p>5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8]" office:value-type="float" office:value="3" calcext:value-type="float">
            <text:p>3</text:p>
          </table:table-cell>
          <table:table-cell table:style-name="ce17" table:formula="of:=[.D58]" office:value-type="float" office:value="5" calcext:value-type="float">
            <text:p>5</text:p>
          </table:table-cell>
          <table:table-cell table:style-name="ce17" table:formula="of:=[.E5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59]+1" office:value-type="float" office:value="59" calcext:value-type="float">
            <text:p>5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9]+1" office:value-type="float" office:value="4" calcext:value-type="float">
            <text:p>4</text:p>
          </table:table-cell>
          <table:table-cell table:style-name="ce17" table:formula="of:=[.D59]" office:value-type="float" office:value="5" calcext:value-type="float">
            <text:p>5</text:p>
          </table:table-cell>
          <table:table-cell table:style-name="ce17" table:formula="of:=[.E5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0]+1" office:value-type="float" office:value="60" calcext:value-type="float">
            <text:p>6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0]" office:value-type="float" office:value="4" calcext:value-type="float">
            <text:p>4</text:p>
          </table:table-cell>
          <table:table-cell table:style-name="ce17" table:formula="of:=[.D60]" office:value-type="float" office:value="5" calcext:value-type="float">
            <text:p>5</text:p>
          </table:table-cell>
          <table:table-cell table:style-name="ce17" table:formula="of:=[.E6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in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1]+1" office:value-type="float" office:value="61" calcext:value-type="float">
            <text:p>6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4]" office:value-type="float" office:value="1" calcext:value-type="float">
            <text:p>1</text:p>
          </table:table-cell>
          <table:table-cell table:style-name="ce17" table:formula="of:=[.D64]" office:value-type="float" office:value="6" calcext:value-type="float">
            <text:p>6</text:p>
          </table:table-cell>
          <table:table-cell table:style-name="ce17" table:formula="of:=[.E6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5]+1" office:value-type="float" office:value="2" calcext:value-type="float">
            <text:p>2</text:p>
          </table:table-cell>
          <table:table-cell table:style-name="ce17" table:formula="of:=[.D65]" office:value-type="float" office:value="6" calcext:value-type="float">
            <text:p>6</text:p>
          </table:table-cell>
          <table:table-cell table:style-name="ce17" table:formula="of:=[.E6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6]" office:value-type="float" office:value="2" calcext:value-type="float">
            <text:p>2</text:p>
          </table:table-cell>
          <table:table-cell table:style-name="ce17" table:formula="of:=[.D66]" office:value-type="float" office:value="6" calcext:value-type="float">
            <text:p>6</text:p>
          </table:table-cell>
          <table:table-cell table:style-name="ce17" table:formula="of:=[.E6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7]+1" office:value-type="float" office:value="3" calcext:value-type="float">
            <text:p>3</text:p>
          </table:table-cell>
          <table:table-cell table:style-name="ce17" table:formula="of:=[.D67]" office:value-type="float" office:value="6" calcext:value-type="float">
            <text:p>6</text:p>
          </table:table-cell>
          <table:table-cell table:style-name="ce17" table:formula="of:=[.E6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8]" office:value-type="float" office:value="3" calcext:value-type="float">
            <text:p>3</text:p>
          </table:table-cell>
          <table:table-cell table:style-name="ce17" table:formula="of:=[.D68]" office:value-type="float" office:value="6" calcext:value-type="float">
            <text:p>6</text:p>
          </table:table-cell>
          <table:table-cell table:style-name="ce17" table:formula="of:=[.E6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9]+1" office:value-type="float" office:value="4" calcext:value-type="float">
            <text:p>4</text:p>
          </table:table-cell>
          <table:table-cell table:style-name="ce17" table:formula="of:=[.D69]" office:value-type="float" office:value="6" calcext:value-type="float">
            <text:p>6</text:p>
          </table:table-cell>
          <table:table-cell table:style-name="ce17" table:formula="of:=[.E6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70]" office:value-type="float" office:value="4" calcext:value-type="float">
            <text:p>4</text:p>
          </table:table-cell>
          <table:table-cell table:style-name="ce17" table:formula="of:=[.D70]" office:value-type="float" office:value="6" calcext:value-type="float">
            <text:p>6</text:p>
          </table:table-cell>
          <table:table-cell table:style-name="ce17" table:formula="of:=[.E7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6">
          <table:table-cell table:style-name="ce12" table:formula="of:=[.A71]+1" office:value-type="float" office:value="71" calcext:value-type="float">
            <text:p>7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6">
          <table:table-cell table:style-name="ce12" table:formula="of:=[.A72]+1" office:value-type="float" office:value="72" calcext:value-type="float">
            <text:p>72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2" calcext:value-type="float">
            <text:p>5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4" calcext:value-type="float">
            <text:p>5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table:formula="of:=[.E75]+2" office:value-type="float" office:value="56" calcext:value-type="float">
            <text:p>5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76]+1" office:value-type="float" office:value="2" calcext:value-type="float">
            <text:p>2</text:p>
          </table:table-cell>
          <table:table-cell table:style-name="ce17" table:formula="of:=[.E76]+2" office:value-type="float" office:value="58" calcext:value-type="float">
            <text:p>5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table:formula="of:=[.D78]" office:value-type="float" office:value="2" calcext:value-type="float">
            <text:p>2</text:p>
          </table:table-cell>
          <table:table-cell table:style-name="ce17" table:formula="of:=[.E78]+2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table:formula="of:=[.D79]" office:value-type="float" office:value="2" calcext:value-type="float">
            <text:p>2</text:p>
          </table:table-cell>
          <table:table-cell table:style-name="ce17" table:formula="of:=[.E79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table:formula="of:=[.D80]" office:value-type="float" office:value="2" calcext:value-type="float">
            <text:p>2</text:p>
          </table:table-cell>
          <table:table-cell table:style-name="ce17" table:formula="of:=[.E80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1]+1" office:value-type="float" office:value="3" calcext:value-type="float">
            <text:p>3</text:p>
          </table:table-cell>
          <table:table-cell table:style-name="ce17" table:formula="of:=[.E81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table:formula="of:=[.D83]" office:value-type="float" office:value="3" calcext:value-type="float">
            <text:p>3</text:p>
          </table:table-cell>
          <table:table-cell table:style-name="ce17" table:formula="of:=[.E83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table:formula="of:=[.E85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6]+1" office:value-type="float" office:value="4" calcext:value-type="float">
            <text:p>4</text:p>
          </table:table-cell>
          <table:table-cell table:style-name="ce17" table:formula="of:=[.E86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table:formula="of:=[.D88]" office:value-type="float" office:value="4" calcext:value-type="float">
            <text:p>4</text:p>
          </table:table-cell>
          <table:table-cell table:style-name="ce17" table:formula="of:=[.E8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9]+1" office:value-type="float" office:value="89" calcext:value-type="float">
            <text:p>8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0]+1" office:value-type="float" office:value="90" calcext:value-type="float">
            <text:p>9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table:formula="of:=[.E9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1]+1" office:value-type="float" office:value="91" calcext:value-type="float">
            <text:p>9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2]+1" office:value-type="float" office:value="92" calcext:value-type="float">
            <text:p>9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1]+1" office:value-type="float" office:value="5" calcext:value-type="float">
            <text:p>5</text:p>
          </table:table-cell>
          <table:table-cell table:style-name="ce17" table:formula="of:=[.E9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3]+1" office:value-type="float" office:value="93" calcext:value-type="float">
            <text:p>9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table:formula="of:=[.D93]" office:value-type="float" office:value="5" calcext:value-type="float">
            <text:p>5</text:p>
          </table:table-cell>
          <table:table-cell table:style-name="ce17" table:formula="of:=[.E93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4]+1" office:value-type="float" office:value="94" calcext:value-type="float">
            <text:p>9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table:formula="of:=[.D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5]+1" office:value-type="float" office:value="95" calcext:value-type="float">
            <text:p>9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table:formula="of:=[.D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6]+1" office:value-type="float" office:value="96" calcext:value-type="float">
            <text:p>9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7]+1" office:value-type="float" office:value="97" calcext:value-type="float">
            <text:p>9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8]+1" office:value-type="float" office:value="98" calcext:value-type="float">
            <text:p>9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table:formula="of:=[.D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99]+1" office:value-type="float" office:value="99" calcext:value-type="float">
            <text:p>9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6"/>
        </table:table-row>
        <table:table-row table:style-name="ro4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6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/>
          <table:table-cell table:style-name="ce15" table:number-columns-repeated="2"/>
          <table:table-cell table:number-columns-repeated="1020"/>
        </table:table-row>
        <table:table-row table:style-name="ro4" table:number-rows-repeated="104838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9-02T17:10:39.282120845</dc:date>
    <meta:editing-duration>PT2H59M39S</meta:editing-duration>
    <meta:editing-cycles>41</meta:editing-cycles>
    <meta:generator>LibreOffice/7.3.7.2$Linux_X86_64 LibreOffice_project/30$Build-2</meta:generator>
    <meta:document-statistic meta:table-count="2" meta:cell-count="2327" meta:object-count="0"/>
  </office:meta>
</office:document-meta>
</file>